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999999" draw:marker-start-width="0.508cm" draw:marker-end-width="0.508cm" draw:fill-color="#ffffff" draw:textarea-horizontal-align="justify" draw:textarea-vertical-align="middle" draw:auto-grow-height="false" fo:min-height="9.81cm" fo:min-width="9.56cm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111111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svg:stroke-width="0.102cm" svg:stroke-color="#000000" draw:marker-start="Circle" draw:marker-start-width="0.305cm" draw:marker-end="Arrow" draw:marker-end-width="0.406cm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051cm" draw:marker-start="Circle_20_unfilled" draw:marker-start-width="0.203cm" draw:marker-end="Circle_20_unfilled" draw:marker-end-width="0.203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b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16cm" svg:height="10.16cm" svg:x="5.318cm" svg:y="4.04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318cm" svg:y1="4.048cm" svg:x2="10.779cm" svg:y2="9.636cm">
            <text:p/>
          </draw:line>
          <draw:line draw:style-name="gr2" draw:text-style-name="P2" draw:layer="layout" svg:x1="15.478cm" svg:y1="4.048cm" svg:x2="10.779cm" svg:y2="9.636cm">
            <text:p/>
          </draw:line>
          <draw:custom-shape draw:style-name="gr3" draw:text-style-name="P3" draw:layer="layout" svg:width="0.254cm" svg:height="0.254cm" svg:x="10.652cm" svg:y="9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6.289cm" svg:height="0.763cm" svg:x="5.379cm" svg:y="13.445cm">
            <draw:text-box>
              <text:p text:style-name="P4"><text:span text:style-name="T1">Zona de Dibujo 3,1m² aprox.</text:span></text:p>
            </draw:text-box>
          </draw:frame>
          <draw:frame draw:style-name="gr4" draw:text-style-name="P5" draw:layer="layout" svg:width="1.772cm" svg:height="0.763cm" svg:x="9.388cm" svg:y="2.632cm">
            <draw:text-box>
              <text:p text:style-name="P4"><text:span text:style-name="T1">1,77m</text:span></text:p>
            </draw:text-box>
          </draw:frame>
          <draw:frame draw:style-name="gr4" draw:text-style-name="P5" draw:layer="layout" svg:width="1.772cm" svg:height="0.763cm" svg:x="15.859cm" svg:y="8.746cm">
            <draw:text-box>
              <text:p text:style-name="P4"><text:span text:style-name="T1">1,77m</text:span></text:p>
            </draw:text-box>
          </draw:frame>
          <draw:line draw:style-name="gr5" draw:text-style-name="P2" draw:layer="layout" svg:x1="15.732cm" svg:y1="9.255cm" svg:x2="15.732cm" svg:y2="14.208cm">
            <text:p/>
          </draw:line>
          <draw:line draw:style-name="gr5" draw:text-style-name="P2" draw:layer="layout" svg:x1="15.732cm" svg:y1="9.128cm" svg:x2="15.732cm" svg:y2="4.048cm">
            <text:p/>
          </draw:line>
          <draw:line draw:style-name="gr5" draw:text-style-name="P2" draw:layer="layout" svg:x1="10.271cm" svg:y1="3.294cm" svg:x2="5.318cm" svg:y2="3.294cm">
            <text:p/>
          </draw:line>
          <draw:line draw:style-name="gr5" draw:text-style-name="P2" draw:layer="layout" svg:x1="10.398cm" svg:y1="3.294cm" svg:x2="15.478cm" svg:y2="3.294cm">
            <text:p/>
          </draw:line>
          <draw:line draw:style-name="gr6" draw:text-style-name="P6" draw:layer="layout" svg:x1="5.318cm" svg:y1="3.921cm" svg:x2="5.318cm" svg:y2="6.207cm">
            <text:p/>
          </draw:line>
          <draw:line draw:style-name="gr6" draw:text-style-name="P6" draw:layer="layout" svg:x1="5.191cm" svg:y1="4.048cm" svg:x2="7.477cm" svg:y2="4.048cm">
            <text:p/>
          </draw:line>
          <draw:frame draw:style-name="gr4" draw:text-style-name="P7" draw:layer="layout" svg:width="0.925cm" svg:height="0.962cm" svg:x="7.223cm" svg:y="3.921cm">
            <draw:text-box>
              <text:p>X</text:p>
            </draw:text-box>
          </draw:frame>
          <draw:frame draw:style-name="gr4" draw:text-style-name="P7" draw:layer="layout" svg:width="0.997cm" svg:height="0.962cm" svg:x="4.393cm" svg:y="3.286cm">
            <draw:text-box>
              <text:p>O</text:p>
            </draw:text-box>
          </draw:frame>
          <draw:frame draw:style-name="gr4" draw:text-style-name="P7" draw:layer="layout" svg:width="0.925cm" svg:height="0.962cm" svg:x="5.282cm" svg:y="5.753cm">
            <draw:text-box>
              <text:p>Y</text:p>
            </draw:text-box>
          </draw:frame>
          <draw:line draw:style-name="gr7" draw:text-style-name="P2" draw:layer="layout" svg:x1="7.223cm" svg:y1="8.112cm" svg:x2="14.335cm" svg:y2="11.16cm">
            <text:p/>
          </draw:line>
          <draw:frame draw:style-name="gr4" draw:text-style-name="P9" draw:layer="layout" svg:width="3.266cm" svg:height="0.761cm" svg:x="5.191cm" svg:y="8.493cm">
            <draw:text-box>
              <text:p text:style-name="P8"><text:span text:style-name="T2">Punto Inicial (x</text:span><text:span text:style-name="T3">i</text:span><text:span text:style-name="T2">,y</text:span><text:span text:style-name="T3">i</text:span><text:span text:style-name="T2">)</text:span></text:p>
            </draw:text-box>
          </draw:frame>
          <draw:frame draw:style-name="gr4" draw:text-style-name="P9" draw:layer="layout" svg:width="3.292cm" svg:height="0.761cm" svg:x="11.795cm" svg:y="11.415cm">
            <draw:text-box>
              <text:p text:style-name="P8"><text:span text:style-name="T2">Punto Inicial (x</text:span><text:span text:style-name="T3">f</text:span><text:span text:style-name="T2">,y</text:span><text:span text:style-name="T3">f</text:span><text:span text:style-name="T2">)</text:span></text:p>
            </draw:text-box>
          </draw:frame>
          <draw:line draw:style-name="gr8" draw:text-style-name="P2" draw:layer="layout" svg:x1="5.346cm" svg:y1="11.123cm" svg:x2="14.236cm" svg:y2="11.123cm">
            <text:p/>
          </draw:line>
          <draw:line draw:style-name="gr8" draw:text-style-name="P2" draw:layer="layout" svg:x1="14.208cm" svg:y1="4.048cm" svg:x2="14.248cm" svg:y2="11.133cm">
            <text:p/>
          </draw:line>
          <draw:line draw:style-name="gr8" draw:text-style-name="P2" draw:layer="layout" svg:x1="7.306cm" svg:y1="8.156cm" svg:x2="5.274cm" svg:y2="8.156cm">
            <text:p/>
          </draw:line>
          <draw:line draw:style-name="gr8" draw:text-style-name="P2" draw:layer="layout" svg:x1="7.306cm" svg:y1="8.156cm" svg:x2="7.223cm" svg:y2="4.048cm">
            <text:p/>
          </draw:line>
          <draw:frame draw:style-name="gr4" draw:text-style-name="P9" draw:layer="layout" svg:width="0.891cm" svg:height="0.645cm" draw:transform="rotate (-0.759741823393132) translate (8.622cm 6.495cm)">
            <draw:text-box>
              <text:p text:style-name="P8"><text:span text:style-name="T2">d1</text:span></text:p>
            </draw:text-box>
          </draw:frame>
          <draw:frame draw:style-name="gr4" draw:text-style-name="P9" draw:layer="layout" svg:width="0.891cm" svg:height="0.645cm" draw:transform="rotate (0.886976325863518) translate (11.964cm 7.17cm)">
            <draw:text-box>
              <text:p text:style-name="P8"><text:span text:style-name="T2">d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6T00:26:04.841000000</meta:creation-date>
    <dc:date>2016-07-16T00:52:38.352000000</dc:date>
    <meta:editing-duration>PT14M42S</meta:editing-duration>
    <meta:editing-cycles>2</meta:editing-cycles>
    <meta:generator>LibreOffice/5.1.1.3$Windows_x86 LibreOffice_project/89f508ef3ecebd2cfb8e1def0f0ba9a803b88a6d</meta:generator>
    <meta:document-statistic meta:object-count="26"/>
  </office:meta>
</office:document-meta>
</file>